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22ed7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0" style:family="text">
      <style:text-properties fo:color="#003366" fo:font-size="40pt" fo:font-weight="bold" officeooo:rsid="0012aceb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12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5:54.262508320</dc:date>
    <meta:editing-duration>PT22M45S</meta:editing-duration>
    <meta:editing-cycles>14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9" meta:non-whitespace-character-count="111"/>
  </office:meta>
</office:document-meta>
</file>